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rabalho da Unidade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Delivery Robot for Industry</text:p>
            <text:p text:style-name="P2"/>
            <text:p text:style-name="P2">Foco em métodos de busca</text:p>
            <text:p text:style-name="P2"/>
            <text:p text:style-name="P2">Prof. Dr. José Grimaldo da Silva Filh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scrição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ada grupo deverá desenvolver um algoritmo ou analisar as características de um algoritmo de busca existente. </text:p>
                <text:list>
                  <text:list-item>
                    <text:p><text:span text:style-name="T1">Poderia implementar por ex. Greedy Best First Search</text:span></text:p>
                  </text:list-item>
                  <text:list-item>
                    <text:p><text:span text:style-name="T1">Certamente seriam piores que os algoritmos implementeados mas seriam muito úteis na comparação de resultado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vimento</text:p>
          </draw:text-box>
        </draw:frame>
        <draw:frame presentation:style-name="pr4" draw:text-style-name="P1" draw:layer="layout" svg:width="25.199cm" svg:height="9.134cm" svg:x="1.4cm" svg:y="3.866cm" presentation:class="outline" presentation:user-transformed="true">
          <draw:text-box>
            <text:list text:style-name="L2">
              <text:list-item>
                <text:p>UP (Cima)</text:p>
              </text:list-item>
              <text:list-item>
                <text:p>DOWN (Baixo)</text:p>
              </text:list-item>
              <text:list-item>
                <text:p>LEFT (Esquerda)</text:p>
              </text:list-item>
              <text:list-item>
                <text:p>RIGHT (Direit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aref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Baseado nos agentes autônomos existentes ou em um agente autônomo novo desenvolvido pela equipe, ser capaz de controlar um personagem em busca de pacotes, medindo seu desempenho e analisando o score.</text:p>
                <text:list>
                  <text:list-item>
                    <text:p>Trabalho em grupo (no máximo 3 pessoas)</text:p>
                  </text:list-item>
                  <text:list-item>
                    <text:p>Utilização de novos métodos de busca é <text:span text:style-name="T2">desejável</text:span></text:p>
                  </text:list-item>
                  <text:list-item>
                    <text:p><text:span text:style-name="T3">Total de 7 pacotes no mapa</text:span></text:p>
                  </text:list-item>
                  <text:list-item>
                    <text:p><text:span text:style-name="T3">Total de 6 posições de entrega</text:span></text:p>
                  </text:list-item>
                  <text:list-item>
                    <text:p><text:span text:style-name="T3">Pontos de entrega são criados no mapa ao longo do tempo</text:span></text:p>
                  </text:list-item>
                  <text:list-item>
                    <text:p><text:span text:style-name="T3">Cada entrega tem um tempo desejado máximo de entrega (atrasos são punidos)</text:span></text:p>
                  </text:list-item>
                  <text:list-item>
                    <text:p><text:span text:style-name="T3">Cada pacote entregue lhe concede 50 pontos</text:span></text:p>
                  </text:list-item>
                  <text:list-item>
                    <text:p><text:span text:style-name="T3">Cada passo custa 1 ponto </text:span></text:p>
                  </text:list-item>
                  <text:list-item>
                    <text:p><text:span text:style-name="T3">Cada passo com uma entrega atrasada você perde 1 ponto (por pacote atrasado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ica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list>
                  <text:list-item>
                    <text:p><text:span text:style-name="T3">Você pode armazenar mais de um pacote ao mesmo tempo</text:span></text:p>
                  </text:list-item>
                  <text:list-item>
                    <text:p><text:span text:style-name="T3">Você pode entregar vários pacotes um após o outro</text:span></text:p>
                  </text:list-item>
                  <text:list-item>
                    <text:p><text:span text:style-name="T3">Após entregar um pacote o ponto de entrega desaparece</text:span></text:p>
                  </text:list-item>
                  <text:list-item>
                    <text:p><text:span text:style-name="T3">Você pode criar o mesmo mundo passando o parametro seed: python main.py --seed 5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ot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>Valendo <text:span text:style-name="T2">70% da nota total </text:span>da unidade corrente, divididos em:</text:p>
              </text:list-header>
              <text:list-item>
                <text:p>Algoritmo e/ou Análise de Resultado 70%</text:p>
                <text:list>
                  <text:list-item>
                    <text:p>Score, modelo de mundo, tomada de decisão, etc</text:p>
                  </text:list-item>
                </text:list>
              </text:list-item>
              <text:list-item>
                <text:p>Originalidade 10%</text:p>
                <text:list>
                  <text:list-item>
                    <text:p>Método que ninguém utilizou, abordagem recente, etc.</text:p>
                  </text:list-item>
                </text:list>
              </text:list-item>
              <text:list-item>
                <text:p>Apresentação 20%</text:p>
                <text:list>
                  <text:list-item>
                    <text:p>Apresentação oral com powerpoint ou similares (com vídeo do algoritmo executando). Capacidade de explicar código é importante para todos os <text:line-break/>critério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ot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>O algoritmo com maior score não necessariamente terá a maior nota! </text:p>
                <text:list>
                  <text:list-item>
                    <text:p>Determinar <text:span text:style-name="T4">upper-bound</text:span> de score</text:p>
                  </text:list-item>
                  <text:list-item>
                    <text:p>Análise de resultados é essencial</text:p>
                  </text:list-item>
                  <text:list-item>
                    <text:p>Executar o algoritmos <text:span text:style-name="T5">n</text:span><text:span text:style-name="T2"> </text:span><text:span text:style-name="T6">vezes</text:span></text:p>
                  </text:list-item>
                  <text:list-item>
                    <text:p>Utilização de métodos de busca é essencial </text:p>
                  </text:list-item>
                  <text:list-item>
                    <text:p><text:span text:style-name="T2">Mostrar pelo menos três resultados (ex. gráficos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azo &amp; Conclusão</text:p>
          </draw:text-box>
        </draw:frame>
        <draw:frame presentation:style-name="pr4" draw:text-style-name="P1" draw:layer="layout" svg:width="25.199cm" svg:height="8.815cm" svg:x="1.4cm" svg:y="3.685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Prazo para apresentação: No <text:span text:style-name="T7">Canvas</text:span></text:p>
              </text:list-item>
              <text:list-item>
                <text:p>Prazo para envio do código: No Canvas</text:p>
                <text:p/>
                <text:p><text:s text:c="28"/>Dúvida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ódigo</text:p>
          </draw:text-box>
        </draw:frame>
        <draw:frame presentation:style-name="pr4" draw:text-style-name="P1" draw:layer="layout" svg:width="25.199cm" svg:height="8.815cm" svg:x="1.4cm" svg:y="3.685cm" presentation:class="outline" presentation:user-transformed="true">
          <draw:text-box>
            <text:list text:style-name="L2">
              <text:list-header>
                <text:p text:style-name="P4"/>
                <text:p text:style-name="P4">Bugs, problemas ou dúvidas postar no fórum do canva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3T14:50:12.993172322</meta:creation-date>
    <dc:date>2025-08-19T00:04:14.622294831</dc:date>
    <meta:editing-duration>PT11H47M19S</meta:editing-duration>
    <meta:editing-cycles>22</meta:editing-cycles>
    <meta:generator>LibreOffice/7.3.7.2$Linux_X86_64 LibreOffice_project/30$Build-2</meta:generator>
    <meta:document-statistic meta:object-count="57"/>
  </office:meta>
</office:document-meta>
</file>